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5.3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5.989cm"/>
    </style:style>
    <style:style style:name="pr9" style:family="presentation" style:parent-style-name="ChoirMass-title">
      <style:graphic-properties draw:auto-grow-height="true" fo:min-height="3.506cm"/>
    </style:style>
    <style:style style:name="pr10" style:family="presentation" style:parent-style-name="ChoirMass-outline1">
      <style:graphic-properties fo:min-height="11.929cm"/>
    </style:style>
    <style:style style:name="pr11" style:family="presentation" style:parent-style-name="ChoirMass-notes">
      <style:graphic-properties draw:fill-color="#ffffff" fo:min-height="13.364cm"/>
    </style:style>
    <style:style style:name="pr12" style:family="presentation" style:parent-style-name="Default-outline1">
      <style:graphic-properties fo:min-height="11.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.921cm" fo:margin-right="0cm" fo:text-indent="-0.921cm" style:punctuation-wrap="hanging" style:line-break="strict"/>
    </style:style>
    <style:style style:name="P4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8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9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0" style:family="paragraph">
      <style:paragraph-properties fo:margin-left="0.952cm" fo:margin-right="0cm" fo:text-indent="-0.952cm" style:punctuation-wrap="hanging" style:line-break="strict"/>
    </style:style>
    <style:style style:name="P11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2" style:family="paragraph">
      <style:paragraph-properties fo:margin-left="0.952cm" fo:margin-right="0cm" fo:margin-top="0cm" fo:margin-bottom="0cm" fo:text-indent="-0.952cm"/>
    </style:style>
    <style:style style:name="P13" style:family="paragraph">
      <style:text-properties fo:color="#ffffff" fo:font-size="40pt" style:font-size-asian="40pt" style:font-size-complex="40pt"/>
    </style:style>
    <style:style style:name="P14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7" style:family="paragraph">
      <style:paragraph-properties fo:line-height="100%" style:punctuation-wrap="hanging" style:line-break="strict"/>
      <style:text-properties style:font-name="Verdana1" fo:font-size="36pt" style:font-size-asian="36pt" style:font-size-complex="36pt"/>
    </style:style>
    <style:style style:name="P18" style:family="paragraph">
      <style:text-properties style:font-name="Verdana1" fo:font-size="36pt" style:font-size-asian="36pt" style:font-size-complex="36pt"/>
    </style:style>
    <style:style style:name="T1" style:family="text">
      <style:text-properties fo:color="#ff0000"/>
    </style:style>
    <style:style style:name="T2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8" style:family="text">
      <style:text-properties fo:color="#ffffff" fo:font-size="40pt" fo:language="en" fo:country="US" style:font-size-asian="40pt" style:font-size-complex="40pt"/>
    </style:style>
    <style:style style:name="T9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0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11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12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13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14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15" style:family="text">
      <style:text-properties fo:color="#808080"/>
    </style:style>
    <style:style style:name="T16" style:family="text">
      <style:text-properties fo:color="#ffff00"/>
    </style:style>
    <style:style style:name="T17" style:family="text">
      <style:text-properties fo:color="#ffffff" fo:font-size="40pt" fo:language="en" fo:country="AU" style:font-size-asian="40pt" style:font-size-complex="40pt"/>
    </style:style>
    <style:style style:name="T18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19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20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style:style style:name="T22" style:family="text">
      <style:text-properties style:font-name="Verdana1" fo:font-size="36pt" fo:language="en" fo:country="AU" style:font-size-asian="36pt" style:font-size-complex="36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5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Only by grace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Only by grace can we enter</text:p>
              </text:list-item>
              <text:list-item>
                <text:p>Only by grace can we stand</text:p>
              </text:list-item>
              <text:list-item>
                <text:p>Not by our human endeavour</text:p>
              </text:list-item>
              <text:list-item>
                <text:p>But by the blood of the lam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nto your presence you call us</text:p>
              </text:list-item>
              <text:list-item>
                <text:p>Call us to come</text:p>
              </text:list-item>
              <text:list-item>
                <text:p>Into your presence you draw us</text:p>
              </text:list-item>
              <text:list-item>
                <text:p>But by your grace we come</text:p>
              </text:list-item>
              <text:list-item>
                <text:p>But by your grace we 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Lord if you mark our transgressions</text:p>
              </text:list-item>
              <text:list-item>
                <text:p>Who will stand</text:p>
              </text:list-item>
              <text:list-item>
                <text:p>Thanks to your grace we are cleansed</text:p>
              </text:list-item>
              <text:list-item>
                <text:p>By the blood of the lam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Only by grace can we enter</text:p>
              </text:list-item>
              <text:list-item>
                <text:p>Only by grace can we stand</text:p>
              </text:list-item>
              <text:list-item>
                <text:p>Not by our human endeavour</text:p>
              </text:list-item>
              <text:list-item>
                <text:p>But by the blood of the lam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nto your presence you call us</text:p>
              </text:list-item>
              <text:list-item>
                <text:p>Call us to come</text:p>
              </text:list-item>
              <text:list-item>
                <text:p>Into your presence you draw us</text:p>
              </text:list-item>
              <text:list-item>
                <text:p>But by your grace we come</text:p>
              </text:list-item>
              <text:list-item>
                <text:p>But by your grace we c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Confiteor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2.17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2.17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oirMass" presentation:presentation-page-layout-name="AL1T1">
        <office:forms form:automatic-focus="false" form:apply-design-mode="false"/>
        <draw:frame presentation:style-name="pr9" draw:layer="layout" svg:width="28cm" svg:height="3.506cm" svg:x="0cm" svg:y="0.837cm" presentation:class="title">
          <draw:text-box>
            <text:p>Kyrie eleison</text:p>
          </draw:text-box>
        </draw:frame>
        <draw:frame presentation:style-name="pr10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ia</text:p>
          </draw:text-box>
        </draw:frame>
        <draw:frame presentation:style-name="pr5" draw:text-style-name="P4" draw:layer="layout" svg:width="28cm" svg:height="15.6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  <text:p text:style-name="P3"><text:span text:style-name="T2">We praise you, we bless you, </text:span></text:p>
            <text:p text:style-name="P3"><text:span text:style-name="T2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><text:span text:style-name="T3">We give you thanks for your great glory,</text:span></text:p>
            <text:p><text:span text:style-name="T3">Lord, God heavenly king,</text:span></text:p>
            <text:p><text:span text:style-name="T3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6cm" svg:x="0cm" svg:y="5.2cm" presentation:class="outline" presentation:user-transformed="true">
          <draw:text-box>
            <text:p text:style-name="P3"><text:span text:style-name="T2">Lord Jesus Christ, Only Begotten Son,</text:span></text:p>
            <text:p text:style-name="P3"><text:span text:style-name="T2">Lord God, Lamb of God, Son of the Father,</text:span></text:p>
            <text:p text:style-name="P7"><text:span text:style-name="T2">you take away the sins of the world, </text:span></text:p>
            <text:p text:style-name="P7"><text:span text:style-name="T2"><text:tab/></text:span><text:span text:style-name="T2">have mercy on us;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5" draw:text-style-name="P6" draw:layer="layout" svg:width="28cm" svg:height="15.6cm" svg:x="0cm" svg:y="5.2cm" presentation:class="outline" presentation:user-transformed="true">
          <draw:text-box>
            <text:p text:style-name="P7"><text:span text:style-name="T2">you take away the sins of the world, </text:span><text:span text:style-name="T2"><text:tab/></text:span><text:span text:style-name="T2">receive our prayer;</text:span></text:p>
            <text:p text:style-name="P3"><text:span text:style-name="T2">you are seated at the right hand of the Father,</text:span></text:p>
            <text:p text:style-name="P7"><text:span text:style-name="T2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5.8cm" svg:x="0cm" svg:y="5.2cm" presentation:class="outline" presentation:user-transformed="true">
          <draw:text-box>
            <text:p text:style-name="P3"><text:span text:style-name="T2">For you alone are the Holy One,</text:span></text:p>
            <text:p text:style-name="P3"><text:span text:style-name="T2">you alone are the Lord, </text:span></text:p>
            <text:p text:style-name="P3"><text:span text:style-name="T2">you alone are the Most High, Jesus Christ, </text:span></text:p>
            <text:p text:style-name="P3"><text:span text:style-name="T2">with the Holy Spirit, </text:span></text:p>
            <text:p text:style-name="P3"><text:span text:style-name="T2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  <text:p text:style-name="P3"><text:span text:style-name="T2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>Alleluia, alleluia,</text:p>
            <text:p>Alleluia alleluia.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Alleluia, alleluia</text:p>
              </text:list-item>
              <text:list-item>
                <text:p>Alleluia, allelu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I believe in God,</text:span></text:p>
            <text:p text:style-name="P8"><text:span text:style-name="T5">the Father almighty,</text:span></text:p>
            <text:p text:style-name="P8"><text:span text:style-name="T5">Creator of heaven and earth,</text:span></text:p>
            <text:p text:style-name="P8"><text:span text:style-name="T5">and in Jesus Christ, his only Son, our Lord,</text:span></text:p>
            <text:p text:style-name="P9"><text:span text:style-name="T6">(</text:span><text:span text:style-name="T7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who was conceived by the Holy Spirit,</text:span></text:p>
            <text:p text:style-name="P8"><text:span text:style-name="T5">born of the Virgin Mary,</text:span></text:p>
            <text:p text:style-name="P8"><text:span text:style-name="T5">suffered under Pontius Pilate,</text:span></text:p>
            <text:p text:style-name="P8"><text:span text:style-name="T5">was crucified, died and was buried;</text:span></text:p>
            <text:p text:style-name="P8"><text:span text:style-name="T5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on the third day he rose again from the dead;</text:span></text:p>
            <text:p text:style-name="P8"><text:span text:style-name="T5">he ascended into heaven,</text:span></text:p>
            <text:p text:style-name="P8"><text:span text:style-name="T5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from there he will come to judge the living and the dead.</text:span></text:p>
            <text:p text:style-name="P8"><text:span text:style-name="T5">I believe in the Holy Spirit, <text:s/></text:span></text:p>
            <text:p text:style-name="P8"><text:span text:style-name="T5">the holy catholic Church,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p text:style-name="P8"><text:span text:style-name="T5">the communion of saints,</text:span></text:p>
            <text:p text:style-name="P8"><text:span text:style-name="T5">the forgiveness of sins,</text:span></text:p>
            <text:p text:style-name="P8"><text:span text:style-name="T5">the resurrection of the body, </text:span></text:p>
            <text:p text:style-name="P8"><text:span text:style-name="T5">and life everlasting. </text:span></text:p>
            <text:p text:style-name="P8"><text:span text:style-name="T5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 text:style-name="P10"><text:span text:style-name="T8">This collection goes to the Bishop</text:span></text:p>
            <text:p text:style-name="P10"><text:span text:style-name="T8">for the support of the Diocese.</text:span></text:p>
            <text:p text:style-name="P10"><text:span text:style-name="T9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Jesus, my Lord, my God, my all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Jesus, my Lord, my God, my all</text:p>
              </text:list-item>
              <text:list-item>
                <text:p>How can I love thee as I ought?</text:p>
              </text:list-item>
              <text:list-item>
                <text:p>And how revere this wondrous gift</text:p>
              </text:list-item>
              <text:list-item>
                <text:p>So far surpassing hope or thoug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weet sacrament, we thee adore</text:p>
              </text:list-item>
              <text:list-item>
                <text:p>Oh, make us love Thee more and more</text:p>
              </text:list-item>
              <text:list-item>
                <text:p>Oh, make us love Thee more and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Had I but Mary's sinless heart</text:p>
              </text:list-item>
              <text:list-item>
                <text:p>To love Thee with, my dearest king</text:p>
              </text:list-item>
              <text:list-item>
                <text:p>O with what bursts of fervent praise</text:p>
              </text:list-item>
              <text:list-item>
                <text:p>Thy goodness Jesus, would I 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weet sacrament, we thee adore</text:p>
              </text:list-item>
              <text:list-item>
                <text:p>Oh, make us love Thee more and more</text:p>
              </text:list-item>
              <text:list-item>
                <text:p>Oh, make us love Thee more and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O, see within a creature's hand</text:p>
              </text:list-item>
              <text:list-item>
                <text:p>The vast Creator deigns to be</text:p>
              </text:list-item>
              <text:list-item>
                <text:p>Reposing infantlike as though</text:p>
              </text:list-item>
              <text:list-item>
                <text:p>On Joseph's arm, on Mary's kn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weet sacrament, we thee adore</text:p>
              </text:list-item>
              <text:list-item>
                <text:p>Oh, make us love Thee more and more</text:p>
              </text:list-item>
              <text:list-item>
                <text:p>Oh, make us love Thee more and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Thy body, soul, and Godhead all</text:p>
              </text:list-item>
              <text:list-item>
                <text:p>O mystery of love divine</text:p>
              </text:list-item>
              <text:list-item>
                <text:p>I cannot compass all I have</text:p>
              </text:list-item>
              <text:list-item>
                <text:p>For all though hast and art are m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weet sacrament, we thee adore</text:p>
              </text:list-item>
              <text:list-item>
                <text:p>Oh, make us love Thee more and more</text:p>
              </text:list-item>
              <text:list-item>
                <text:p>Oh, make us love Thee more and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ound, sound His praises higher still</text:p>
              </text:list-item>
              <text:list-item>
                <text:p>And come ye angels to our aid</text:p>
              </text:list-item>
              <text:list-item>
                <text:p>'Tis God, 'tis God the very God</text:p>
              </text:list-item>
              <text:list-item>
                <text:p>Whose pow'r both mand and angels m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weet sacrament, we thee adore</text:p>
              </text:list-item>
              <text:list-item>
                <text:p>Oh, make us love Thee more and more</text:p>
              </text:list-item>
              <text:list-item>
                <text:p>Oh, make us love Thee more and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5.8cm" svg:x="0cm" svg:y="5.2cm" presentation:class="outline" presentation:user-transformed="true">
          <draw:text-box>
            <text:p text:style-name="P11"><text:span text:style-name="T10">Priest</text:span><text:span text:style-name="T11">: </text:span><text:span text:style-name="T12">Pray my brothers and sisters, </text:span></text:p>
            <text:p text:style-name="P11"><text:span text:style-name="T12">that my sacrifice and yours may be </text:span></text:p>
            <text:p text:style-name="P11"><text:span text:style-name="T12">acceptable to God, the almighty Father.</text:span></text:p>
            <text:p text:style-name="P11"><text:span text:style-name="T13">All: </text:span><text:span text:style-name="T14">May the Lord accept the sacrifice </text:span><text:span text:style-name="T14"><text:line-break/></text:span><text:span text:style-name="T14"><text:tab/></text:span><text:span text:style-name="T14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The Lord be with you.</text:span></text:p>
              </text:list-item>
              <text:list-item>
                <text:p><text:span text:style-name="T16">All</text:span>: And with your spirit.</text:p>
              </text:list-item>
              <text:list-item>
                <text:p><text:span text:style-name="T1">Priest</text:span>: <text:span text:style-name="T15">Lift up your hearts.</text:span></text:p>
              </text:list-item>
              <text:list-item>
                <text:p><text:span text:style-name="T16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Let us give thanks to the </text:span></text:p>
              </text:list-item>
              <text:list-item>
                <text:p><text:span text:style-name="T15">Lord our God.</text:span></text:p>
              </text:list-item>
              <text:list-item>
                <text:p><text:span text:style-name="T16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5" draw:text-style-name="P13" draw:layer="layout" svg:width="28cm" svg:height="15.8cm" svg:x="0cm" svg:y="5.2cm" presentation:class="outline" presentation:user-transformed="true">
          <draw:text-box>
            <text:p text:style-name="P12"><text:span text:style-name="T17">Holy, Holy, Holy Lord God of hosts,</text:span></text:p>
            <text:p text:style-name="P12"><text:span text:style-name="T17">Heaven and earth are full of your glory. Hosanna in the highest</text:span></text:p>
            <text:p text:style-name="P12"><text:span text:style-name="T17">Blessed is he who comes </text:span></text:p>
            <text:p text:style-name="P12"><text:span text:style-name="T17">in the name of Lord, <text:s/></text:span></text:p>
            <text:p text:style-name="P12"><text:span text:style-name="T17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The Lord be with you.</text:span></text:p>
              </text:list-item>
              <text:list-item>
                <text:p><text:span text:style-name="T16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5" draw:text-style-name="P16" draw:layer="layout" svg:width="28cm" svg:height="15.8cm" svg:x="0cm" svg:y="5.2cm" presentation:class="outline" presentation:user-transformed="true">
          <draw:text-box>
            <text:p text:style-name="P14"><text:span text:style-name="T18">Priest:</text:span><text:span text:style-name="T19"> </text:span><text:span text:style-name="T20">Behold the Lamb of God, behold him who takes away the sins of the world.</text:span></text:p>
            <text:p text:style-name="P14"><text:span text:style-name="T20">Blessed are those called to the supper of </text:span></text:p>
            <text:p text:style-name="P14"><text:span text:style-name="T20">the Lamb.</text:span></text:p>
            <text:p text:style-name="P14"><text:span text:style-name="T19">All: </text:span><text:span text:style-name="T21">Lord, I am not worthy</text:span></text:p>
            <text:p text:style-name="P15"><text:span text:style-name="T21">that you should enter under my roof, <text:s/></text:span></text:p>
            <text:p text:style-name="P15"><text:span text:style-name="T21">but only say the word</text:span></text:p>
            <text:p text:style-name="P15"><text:span text:style-name="T21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This is my body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This is my body, broken for you</text:p>
              </text:list-item>
              <text:list-item>
                <text:p>Bringing forgiveness, making you free</text:p>
              </text:list-item>
              <text:list-item>
                <text:p>Take it and eat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This is my blood, poured out for you</text:p>
              </text:list-item>
              <text:list-item>
                <text:p>Bringing you wholeness, making you free</text:p>
              </text:list-item>
              <text:list-item>
                <text:p>Take it and drink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This is my body, broken for you</text:p>
              </text:list-item>
              <text:list-item>
                <text:p>Bringing forgiveness, making you free</text:p>
              </text:list-item>
              <text:list-item>
                <text:p>Take it and eat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This is my blood, poured out for you</text:p>
              </text:list-item>
              <text:list-item>
                <text:p>Bringing you wholeness, making you free</text:p>
              </text:list-item>
              <text:list-item>
                <text:p>Take it and drink it, and when you do</text:p>
              </text:list-item>
              <text:list-item>
                <text:p>Do it in love for me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I will pilot thee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ometimes when my faith would falter</text:p>
              </text:list-item>
              <text:list-item>
                <text:p>And no sunlight I can see</text:p>
              </text:list-item>
              <text:list-item>
                <text:p>I just lift mine eyes to Jesus</text:p>
              </text:list-item>
              <text:list-item>
                <text:p>And I whisper 'Pilot me'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“Fear thou not, for I'll be with thee</text:p>
              </text:list-item>
              <text:list-item>
                <text:p>I will still they Pilot be</text:p>
              </text:list-item>
              <text:list-item>
                <text:p>Never mind the tossing billows</text:p>
              </text:list-item>
              <text:list-item>
                <text:p>Take my hand and trust in m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Often when my soul is weary</text:p>
              </text:list-item>
              <text:list-item>
                <text:p>And the days seem, oh so long</text:p>
              </text:list-item>
              <text:list-item>
                <text:p>I jus look up to my Pilot</text:p>
              </text:list-item>
              <text:list-item>
                <text:p>And I hear this blessed s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“Fear thou not, for I'll be with thee</text:p>
              </text:list-item>
              <text:list-item>
                <text:p>I will still they Pilot be</text:p>
              </text:list-item>
              <text:list-item>
                <text:p>Never mind the tossing billows</text:p>
              </text:list-item>
              <text:list-item>
                <text:p>Take my hand and trust in me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hen temptations 'round me gather</text:p>
              </text:list-item>
              <text:list-item>
                <text:p>And I almost lose my way</text:p>
              </text:list-item>
              <text:list-item>
                <text:p>Somehow, in the raging tempest</text:p>
              </text:list-item>
              <text:list-item>
                <text:p>I can hear my saviour s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“Fear thou not, for I'll be with thee</text:p>
              </text:list-item>
              <text:list-item>
                <text:p>I will still they Pilot be</text:p>
              </text:list-item>
              <text:list-item>
                <text:p>Never mind the tossing billows</text:p>
              </text:list-item>
              <text:list-item>
                <text:p>Take my hand and trust in me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His eye is on the sparrow</text:p>
          </draw:text-box>
        </draw:frame>
        <draw:frame presentation:style-name="pr6" draw:text-style-name="P18" draw:layer="layout" svg:width="28cm" svg:height="12.179cm" svg:x="0cm" svg:y="5.2cm" presentation:class="outline">
          <draw:text-box>
            <text:p text:style-name="P17"><text:span text:style-name="T22">Why should I feel discouraged</text:span></text:p>
            <text:p text:style-name="P17"><text:span text:style-name="T22">Why should the shadows come</text:span></text:p>
            <text:p text:style-name="P17"><text:span text:style-name="T22">Why should my heart be lonely</text:span></text:p>
            <text:p text:style-name="P17"><text:span text:style-name="T22">And long for heaven and ho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hen Jesus is my portion</text:p>
              </text:list-item>
              <text:list-item>
                <text:p>My constant friend is He</text:p>
              </text:list-item>
              <text:list-item>
                <text:p>His eye is on the sparrow</text:p>
              </text:list-item>
              <text:list-item>
                <text:p>And I know he watches over me</text:p>
              </text:list-item>
              <text:list-item>
                <text:p>His eye is on the sparrow</text:p>
              </text:list-item>
              <text:list-item>
                <text:p>And I know he watches ove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“Let not your heart be troubled”</text:p>
              </text:list-item>
              <text:list-item>
                <text:p>His tender word I hear</text:p>
              </text:list-item>
              <text:list-item>
                <text:p>And resting on his goodness</text:p>
              </text:list-item>
              <text:list-item>
                <text:p>I lose my doubts and fe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By the path he leadeth</text:p>
              </text:list-item>
              <text:list-item>
                <text:p>But one step I may see</text:p>
              </text:list-item>
              <text:list-item>
                <text:p>His eye is on the sparrow</text:p>
              </text:list-item>
              <text:list-item>
                <text:p>And I know he watches over me</text:p>
              </text:list-item>
              <text:list-item>
                <text:p>His eye is on the sparrow</text:p>
              </text:list-item>
              <text:list-item>
                <text:p>And I know he watches ove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 sing because I'm happy</text:p>
              </text:list-item>
              <text:list-item>
                <text:p>I sing because I'm free</text:p>
              </text:list-item>
              <text:list-item>
                <text:p>His eye is on the sparrow</text:p>
              </text:list-item>
              <text:list-item>
                <text:p>And I know he watches over me</text:p>
              </text:list-item>
              <text:list-item>
                <text:p>His eye is on the sparrow</text:p>
              </text:list-item>
              <text:list-item>
                <text:p>And I know he watches ove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 text:style-name="P10"><text:span text:style-name="T8">What you contribute now </text:span></text:p>
            <text:p text:style-name="P10"><text:span text:style-name="T8">is for the support of our </text:span></text:p>
            <text:p text:style-name="P10"><text:span text:style-name="T8">parish and its mission.</text:span></text:p>
            <text:p text:style-name="P10"><text:span text:style-name="T8"/></text:p>
            <text:p text:style-name="P10"><text:span text:style-name="T9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1T1">
        <office:forms form:automatic-focus="false" form:apply-design-mode="false"/>
        <draw:frame presentation:style-name="pr12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15">The Lord be with you.</text:span></text:p>
              </text:list-item>
              <text:list-item>
                <text:p><text:span text:style-name="T16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Go make a difference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o make a difference</text:p>
              </text:list-item>
              <text:list-item>
                <text:p>We can make a difference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o make a difference</text:p>
              </text:list-item>
              <text:list-item>
                <text:p>We can make a difference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e are the salt of the earth</text:p>
              </text:list-item>
              <text:list-item>
                <text:p>Called to let the people see</text:p>
              </text:list-item>
              <text:list-item>
                <text:p>The love of God in you and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e are the light of the world</text:p>
              </text:list-item>
              <text:list-item>
                <text:p>Not to be hidden but be seen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o make a difference</text:p>
              </text:list-item>
              <text:list-item>
                <text:p>We can make a difference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o make a difference</text:p>
              </text:list-item>
              <text:list-item>
                <text:p>We can make a difference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o let your love shine on </text:p>
              </text:list-item>
              <text:list-item>
                <text:p>Let it shine for all to know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And the spirit of Christ</text:p>
              </text:list-item>
              <text:list-item>
                <text:p>Will be with us as we go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o make a difference</text:p>
              </text:list-item>
              <text:list-item>
                <text:p>We can make a difference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o make a difference</text:p>
              </text:list-item>
              <text:list-item>
                <text:p>We can make a difference</text:p>
              </text:list-item>
              <text:list-item>
                <text:p>Go make a difference in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pperplate Gothic Bold" svg:font-family="'Copperplate Gothic Bol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1-16T08:45:10.155199851</dc:date>
    <dc:creator>Irwin Coelho</dc:creator>
    <meta:editing-duration>PT2H7M26S</meta:editing-duration>
    <meta:editing-cycles>21</meta:editing-cycles>
    <meta:generator>LibreOffice/4.1.3.2$Linux_x86 LibreOffice_project/410m0$Build-2</meta:generator>
    <meta:document-statistic meta:object-count="473"/>
  </office:meta>
</office:document-meta>
</file>